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text:span text:style-name="T1">August 5th, 2022</text:span></text:p>
      <text:p text:style-name="Normal"/>
      <text:p text:style-name="Normal">Well...I guess it’s finally happening. Feels kinda providential. I am just going to keep writing and editing stuff and not throw it away. I’m going to organize it into something beautiful and give it to others. Because I must give something back. And all I have to give is myself. That most fundamental thing. That thing we all want to be in touch with. I think I can say that. Seems that all the woo woo stuff is worthless. Truth is. People don’t apply the Wisdom in it. Because they don’t know Wisdom. Not like I do. She spoke to me in the wind as a child. Since then, I came to know that She was everything. This cannot be an autobiography. It is a story of Her coming alive through me. As She comes alive through all who would revere Her.</text:p>
      <text:p text:style-name="Normal"/>
      <text:p text:style-name="Normal">When I was younger, I couldn’t help but feel her mostly in my lower extremities. </text:p>
      <text:p text:style-name="Normal"/>
      <text:p text:style-name="Normal">She offered my heart, mind and soul a more delicious Tree. But The Way in me was not yet louder than nature.</text:p>
      <text:p text:style-name="Normal"/>
      <text:p text:style-name="Normal">Eve offers bursts of joy with mostly pain. Ave offers burst of joy with mostly pain. Nietzsche would’ve philosophized with a hammer that second thing. But fuck Nietzsche. He was a megalomaniac who inspired Hitler. </text:p>
      <text:p text:style-name="Normal"/>
      <text:p text:style-name="Normal">Things She has taught me:</text:p>
      <text:p text:style-name="Normal">The greatest triumph in life is when the Spirit catches up with your Soul. Then you can just be you. You can be ok. You can even be happy, most of the time. You can even embrace the silence of the void, most of the time. You will still have some shame and will still fear solitude. They are the demons that humiliate. After all, unhumbled egos cannot be truly happy. They actually move in the opposite direction, spiritually. Becoming ever more involved, engrossed and engaged with dying nature. They never get to know Undying Nature - my name for God. </text:p>
      <text:p text:style-name="Normal"/>
      <text:p text:style-name="Normal">Make a MindMup of related ideas. In this way, structure your writing like a tree. A web of thoughts. Try to make it Indra. ;)</text:p>
      <text:p text:style-name="Normal"/>
      <text:p text:style-name="Normal">A Mind guided by Wisdom always adds to its knowledge. Incorporating perspective instead of rejecting them. This is the Path of Understanding.</text:p>
      <text:p text:style-name="Normal"/>
      <text:p text:style-name="Normal">The chirps of summer crickets once more delight my heart, as they did when I was a boy. My soul depended on them for reassurance. I didn’t know yet. They were something that went on and on. Constant. We need not all be Jains, but we should try not to crush the smaller things. In fact, if we had good hearts, it would be on our minds more than anything.</text:p>
      <text:p text:style-name="Normal"/>
      <text:p text:style-name="Normal">We are ghosts, just as we visit the haunting past.</text:p>
      <text:p text:style-name="Normal"/>
      <text:p text:style-name="Normal">Follow the Magic and try to make your own along the Way. Once you make this a code for life, it is hard not to laugh like a Buddha, knowing that it is the wisest thing you can do, provided you don’t mock the suffering with your glee.</text:p>
      <text:p text:style-name="Normal"/>
      <text:p text:style-name="Normal">Benevolent madness need not be caged by society.</text:p>
      <text:p text:style-name="Normal"/>
      <text:p text:style-name="Normal">We must learn to transmute the lead - even of our madnesses themselves - into the splendrous gold of a beautiful soul. Blessed are those who have mourned, for their joys are more deeply rooted.</text:p>
      <text:p text:style-name="Normal"/>
      <text:p text:style-name="Normal">Bjork was my first love in music.</text:p>
      <text:p text:style-name="Normal"/>
      <text:p text:style-name="Normal"/>
      <text:p text:style-name="Normal"/>
      <text:p text:style-name="Normal">---from the phone---</text:p>
      <text:p text:style-name="Normal"/>
      <text:p text:style-name="Normal">New Ideas are all that can save us.</text:p>
      <text:p text:style-name="Normal"/>
      <text:p text:style-name="Normal">The Red-Blue thing is stuck.</text:p>
      <text:p text:style-name="Normal"/>
      <text:p text:style-name="Normal">I live to ask the right questions, so that I can know truths and from them, form new ideas. I want to get high and solve the biggest conceptual problems that I can fit into my brain. I am a creative thinker. My moniker is Digital Monk.</text:p>
      <text:p text:style-name="Normal"/>
      <text:p text:style-name="Normal">It wasn’t until I discovered how useless and deplorable I was that I was able to become what i am meant to be - a superego crucified by self-persecutory delusions.</text:p>
      <text:p text:style-name="Normal"/>
      <text:p text:style-name="Normal">Like the good joker, I wear conceptual frameworks like chosen outfits. But all the while I keep Sophia Herself as my Superior. She helps me to laugh at myself all while Blessing me with glorious new realms of thought and feeling. She ever checks my ego - perpetually striking it down from its inevitable pride. Full of Grace, She bestows upon me a flaming heart of undeserved blessings. I cannot help but share. I sued to think I was special. Now I just am what I am. And like a pradjika Buddha, I live in my own world. I hope that my sharing my world, I will work out the salvation as a truly born-again life.</text:p>
      <text:p text:style-name="Normal"/>
      <text:p text:style-name="Normal">Living alone helps you discover your truest self. Never a responsibility or a compromise to claim your attention or borrow your integrity. You become bold, self-assured, unashamed, unapologetic, brave...in fact...I’m finding all virtues most easily obtainable through a solitary life. With space and resources I can finally live unafraid. Settled. Functional. In fact...even thrive. </text:p>
      <text:p text:style-name="Normal"/>
      <text:p text:style-name="Normal">You can too, provided you are Graced with the strength to conquer demons.</text:p>
      <text:p text:style-name="Normal"/>
      <text:p text:style-name="Normal">And, hopefully, you will find solitary life, as I do, divine.</text:p>
      <text:p text:style-name="Normal"/>
      <text:p text:style-name="Normal">#AllowGrace</text:p>
      <text:p text:style-name="Normal"/>
      <text:p text:style-name="Normal">Optimism is SUPER natural. Divine. If what is natural is matter...Samsara...that which dies...then how can I prefer it? Angry, honest cynics are the helpers in the naraka’s purgatory. </text:p>
      <text:p text:style-name="Normal"/>
      <text:p text:style-name="Normal">---from the phone---</text:p>
      <text:p text:style-name="Normal"/>
      <text:p text:style-name="Normal"/>
      <text:p text:style-name="Normal">The best a fatalistic psychology can do is poison you with false medicines. In fact...I would say that the psychologists are the Fatalist Priesthood of Pharmakeia. Most people are dishonest and afraid. And the honest ones are often mean. </text:p>
      <text:p text:style-name="Normal">So life is pretty grim. Especially if we’re just libido eating bugs.</text:p>
      <text:p text:style-name="Normal"/>
      <text:p text:style-name="Normal">The State appropriates the Human admiration for the Hero, cynically inspiring him to compromise himself on the ambitious altars of evil men conspiring to outwit the still more evil.</text:p>
      <text:p text:style-name="Normal"/>
      <text:p text:style-name="Normal">They don’t want you to recognize classical pronouns so that classical literature becomes distasteful to you. And Classical literature is of a Higher Sort. I still remember a time when that fact was commonly known. A time when people reverenced virtue.</text:p>
      <text:p text:style-name="Normal"/>
      <text:p text:style-name="Normal">While others learn to become more machine-like, I learn to grow more human. Humans are free. Machines receive instructions. The NPCs receiving subliminal instructions by the power of push notification (power of suggestion), would prefer not to be awakened to their sorry spiritual state. They do not have eyes to see. They do not have ears to hear. I have to tell them. Because for some reason, I remember.</text:p>
      <text:p text:style-name="Normal"/>
      <text:p text:style-name="Normal">The Logos is under assault by Pathos Thanatos</text:p>
      <text:p text:style-name="Normal"/>
      <text:p text:style-name="Normal">The politicians and leaders are just the blind leading the blind. Do not jest at them. Rather, pity them. Lost to their game of tangled webs, built for the spider, which is their master, they go all the way through life, not knowing themselves, so they are absent Magnificat - they cannot expand the soul of the Lord. They know not the The Delicious Wound, the Blessed Assurance or the Beatific Vision.</text:p>
      <text:p text:style-name="Normal"/>
      <text:p text:style-name="Normal">We live in such a corrupted time, that Truth itself is mocked as parody.</text:p>
      <text:p text:style-name="Normal"/>
      <text:p text:style-name="Normal">The saints of our time are the Restorers of Sanity</text:p>
      <text:p text:style-name="Normal"/>
      <text:p text:style-name="Normal">Restoration - great word...</text:p>
      <text:p text:style-name="Normal"/>
      <text:p text:style-name="Normal">People don’t know big words anymore. As a result, their thoughts are small.</text:p>
      <text:p text:style-name="Normal"/>
      <text:p text:style-name="Normal">The righteous live in a time yet unworthy of them.</text:p>
      <text:p text:style-name="Normal"/>
      <text:p text:style-name="Normal">The Spirits are radio stations. Picking the best station you can in each given moment is discernment.</text:p>
      <text:p text:style-name="Normal"/>
      <text:p text:style-name="Normal">If you surround yourself with beauty, while ever-aware of that beauty, you will become more beautiful.</text:p>
      <text:p text:style-name="Normal"/>
      <text:p text:style-name="Normal"/>
      <text:p text:style-name="Normal"/>
      <text:p text:style-name="Normal"/>
      <text:p text:style-name="Normal">Deep Fortune Cookie</text:p>
      <text:p text:style-name="Normal"/>
      <text:p text:style-name="Normal">The merchants made a science of bilking the temple.</text:p>
      <text:p text:style-name="Normal">The priests went on too many crusades with too many little boys.</text:p>
      <text:p text:style-name="Normal">All that’s Left is Red America</text:p>
      <text:p text:style-name="Normal">And she is ignorant</text:p>
      <text:p text:style-name="Normal">All that’s Right is Left America</text:p>
      <text:p text:style-name="Normal">And she ghosted us</text:p>
      <text:p text:style-name="Normal"/>
      <text:p text:style-name="Normal">Meanwhile a Purple Priestess <text:s text:c="1"/>taught that old Trinity of Salvation</text:p>
      <text:p text:style-name="Normal">Father, Son and Holy Spirit</text:p>
      <text:p text:style-name="Normal">Or</text:p>
      <text:p text:style-name="Normal">If you prefer</text:p>
      <text:p text:style-name="Normal">The Transcendent Mind, The Immanent Heart, The Breath of Marriage</text:p>
      <text:p text:style-name="Normal"/>
      <text:p text:style-name="Normal">A Counselor</text:p>
      <text:p text:style-name="Normal">Da’at, the Blessed Assurance</text:p>
      <text:p text:style-name="Normal">Special gnosis</text:p>
      <text:p text:style-name="Normal">Knowledge of unknowing</text:p>
      <text:p text:style-name="Normal"/>
      <text:p text:style-name="Normal"/>
      <text:p text:style-name="Normal"/>
      <text:p text:style-name="Normal"/>
      <text:p text:style-name="Normal"/>
      <text:p text:style-name="Normal">-------</text:p>
      <text:p text:style-name="Normal"/>
      <text:p text:style-name="Normal">Mom</text:p>
      <text:p text:style-name="Normal">I wish you wouldn’t have killed yourself</text:p>
      <text:p text:style-name="Normal">You always had it in you</text:p>
      <text:p text:style-name="Normal">I know</text:p>
      <text:p text:style-name="Normal">You tried it so many times before</text:p>
      <text:p text:style-name="Normal">Knowing this, I never really had to bear the full weight of blaming myself</text:p>
      <text:p text:style-name="Normal">For that last day I saw you</text:p>
      <text:p text:style-name="Normal">I was cruel</text:p>
      <text:p text:style-name="Normal">I learned cruelty from Dad</text:p>
      <text:p text:style-name="Normal">But you know that</text:p>
      <text:p text:style-name="Normal">At least, you did</text:p>
      <text:p text:style-name="Normal"/>
      <text:p text:style-name="Normal">I wish you hadn’t smoked yourself to emphysema</text:p>
      <text:p text:style-name="Normal">Struggling to get up even three stairs</text:p>
      <text:p text:style-name="Normal">I wish you hadn’t been so afraid</text:p>
      <text:p text:style-name="Normal">So distraught and horrified</text:p>
      <text:p text:style-name="Normal">All the god damned time</text:p>
      <text:p text:style-name="Normal">So emotionally incest</text:p>
      <text:p text:style-name="Normal">So needy and pathetic</text:p>
      <text:p text:style-name="Normal"/>
      <text:p text:style-name="Normal">But when I think about it...</text:p>
      <text:p text:style-name="Normal"/>
      <text:p text:style-name="Normal">Your father raped you</text:p>
      <text:p text:style-name="Normal">Your mother beat you</text:p>
      <text:p text:style-name="Normal">Your family wanted to offload you</text:p>
      <text:p text:style-name="Normal">Your husband didn’t love you</text:p>
      <text:p text:style-name="Normal">Not properly</text:p>
      <text:p text:style-name="Normal"/>
      <text:p text:style-name="Normal">What can you say?</text:p>
      <text:p text:style-name="Normal">Tragic karma</text:p>
      <text:p text:style-name="Normal">It lasts until its over</text:p>
      <text:p text:style-name="Normal">Like everything else</text:p>
      <text:p text:style-name="Normal"/>
      <text:p text:style-name="Normal">Chronos’ guilty snake devours the dead</text:p>
      <text:p text:style-name="Normal">For his nature is death</text:p>
      <text:p text:style-name="Normal">He only lives by devouring the living</text:p>
      <text:p text:style-name="Normal">In the face of a fallen world</text:p>
      <text:p text:style-name="Normal">That is no longer detested by its own wickedness</text:p>
      <text:p text:style-name="Normal">Only hunger and thirst for righteousness can save</text:p>
      <text:p text:style-name="Normal"/>
      <text:p text:style-name="Normal">So I found you, Mother, Sister, Daughter</text:p>
      <text:p text:style-name="Normal">Righteous Soul, Virgin Wisdom</text:p>
      <text:p text:style-name="Normal">You could not embrace me in the flesh</text:p>
      <text:p text:style-name="Normal">Whether by comfort or romance</text:p>
      <text:p text:style-name="Normal">My consort was a phantom simulacra</text:p>
      <text:p text:style-name="Normal"/>
      <text:p text:style-name="Normal">But now ... I believe</text:p>
      <text:p text:style-name="Normal">I don’t know what You are</text:p>
      <text:p text:style-name="Normal">Or what to call You</text:p>
      <text:p text:style-name="Normal"/>
      <text:p text:style-name="Normal">But from You I came</text:p>
      <text:p text:style-name="Normal">To You I will return</text:p>
      <text:p text:style-name="Normal">Like all do, but only the graced know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have so many stories from my past. People have been telling me for years to write a book. I’ve been called an anomaly. An enigma. A fruitcake. A hermit crab. The most extroverted introvert in the world. The list goes on. All monikers point, in one way or another, to ‘outsider.’ I lived my life trying to find my tribe. Retreating, on again, off again, to my cave. My cell. Like a monk. I feel like I’m living in my own movie now. I somehow because a unique individual - but not before I knew for certain that there was nowhere I belonged. No group would suffice. They annoyed me with their norminess; and I annoyed them with my temperment. </text:p>
      <text:p text:style-name="Normal"/>
      <text:p text:style-name="Normal">All my life I had one fit in, one foot out of evolving into a digital future. Lose yourself in the matrix, or find yourself in the smell of the winter forest. Somehow, I was caught in between. Refusing to fall into comfort. </text:p>
      <text:p text:style-name="Normal"/>
      <text:p text:style-name="Normal">Only my longing, seeking and escapism persisted through the years - spirits that guided me away from the world, which could not satisfy me.</text:p>
      <text:p text:style-name="Normal"/>
      <text:p text:style-name="Normal">I longed for something new under the sun</text:p>
      <text:p text:style-name="Normal">Unable to find it, I instead found the Son</text:p>
      <text:p text:style-name="Normal"/>
      <text:p text:style-name="Normal">I longed for spiritual union through woman</text:p>
      <text:p text:style-name="Normal">Unable to find her, I instead found Sophia</text:p>
      <text:p text:style-name="Normal"/>
      <text:p text:style-name="Normal">I longed to escape the world, alive</text:p>
      <text:p text:style-name="Normal">I instead overcame through The Way of Detachment</text:p>
      <text:p text:style-name="Normal"/>
      <text:p text:style-name="Normal">I stared at the angry, dark mirror</text:p>
      <text:p text:style-name="Normal">Until it broke by my gaze</text:p>
      <text:p text:style-name="Normal">And I peered through Akshobya</text:p>
      <text:p text:style-name="Normal">Beheld Vairocana</text:p>
      <text:p text:style-name="Normal">Traversed the dimensions of Avalokitesvara</text:p>
      <text:p text:style-name="Normal">Held the hand of Daena</text:p>
      <text:p text:style-name="Normal">Crossed the Chinvat</text:p>
      <text:p text:style-name="Normal"/>
      <text:p text:style-name="Normal">And now</text:p>
      <text:p text:style-name="Normal">Like a straggler</text:p>
      <text:p text:style-name="Normal">I abide in Samsara</text:p>
      <text:p text:style-name="Normal">A disillusioned straggler</text:p>
      <text:p text:style-name="Normal">A vigilant watch</text:p>
      <text:p text:style-name="Normal">A concupiscent contemplative</text:p>
      <text:p text:style-name="Normal">A digital monk</text:p>
      <text:p text:style-name="Normal"/>
      <text:p text:style-name="Normal">The world should have become more honest</text:p>
      <text:p text:style-name="Normal">So I became honest</text:p>
      <text:p text:style-name="Normal"/>
      <text:p text:style-name="Normal">The world should have become more loving</text:p>
      <text:p text:style-name="Normal">So I became loving</text:p>
      <text:p text:style-name="Normal"/>
      <text:p text:style-name="Normal">The world should have become more just</text:p>
      <text:p text:style-name="Normal">So I became just</text:p>
      <text:p text:style-name="Normal"/>
      <text:p text:style-name="Normal">I became</text:p>
      <text:p text:style-name="Normal">Disentangled knots</text:p>
      <text:p text:style-name="Normal">With a safe home</text:p>
      <text:p text:style-name="Normal">A clear mind</text:p>
      <text:p text:style-name="Normal">A full hear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don’t have trains of thought. I have beams of thought. Haphazardly, I do a little of this and then a little of that. If left alone, I get it all done. I get it...good enough. I have no career. No job. No family. No lover. No children. No regrets. No distractions. No entanglements. All freedom. All liberty. All the time. I supposed, through some mysterious yin, I was graced with mastery over time. At first, it was overwhelming. I threw myself into politics. Big world stuff. I guess your aspiration expands to the global and spiritual realm when other things are off your plate. And the more time you spend in these self-actualization modes, the more different you become. You might have obtained saintly kindness. You might have crossed peaks of understanding. But people will not know. Because they judge, by and large, by the surface of things. They haven’t had sufficient Time and Will to even begin exploring different realms of consciousness.</text:p>
      <text:p text:style-name="Normal"/>
      <text:p text:style-name="Normal">I’m finally ready. To wri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can only smile</text:p>
      <text:p text:style-name="Normal">When I think of the people I have known</text:p>
      <text:p text:style-name="Normal">Even the worst of them give me a chuckle</text:p>
      <text:p text:style-name="Normal">The worst often taught me the most</text:p>
      <text:p text:style-name="Normal">About how far off track I was</text:p>
      <text:p text:style-name="Normal">And yet</text:p>
      <text:p text:style-name="Normal">I was always on track</text:p>
      <text:p text:style-name="Normal"/>
      <text:p text:style-name="Normal">I just wasn’t fully living</text:p>
      <text:p text:style-name="Normal"/>
      <text:p text:style-name="Normal">He was knocking all this time</text:p>
      <text:p text:style-name="Normal">I got to know Him better than most</text:p>
      <text:p text:style-name="Normal">But still He remained on the porch</text:p>
      <text:p text:style-name="Normal">Knocking</text:p>
      <text:p text:style-name="Normal"/>
      <text:p text:style-name="Normal">“How am I supposed to know an invisible God?” I asked</text:p>
      <text:p text:style-name="Normal">“How are you supposed to see Me from behind this door?” He respond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ep 10th, 2022</text:p>
      <text:p text:style-name="Normal"/>
      <text:p text:style-name="Normal"/>
      <text:p text:style-name="Normal"/>
      <text:p text:style-name="Normal"/>
      <text:p text:style-name="Normal">I was a</text:p>
      <text:p text:style-name="Normal">Holy waste of time</text:p>
      <text:p text:style-name="Normal">I was</text:p>
      <text:p text:style-name="Normal">Holy wasted ways through wandering stars</text:p>
      <text:p text:style-name="Normal">I wandered, all the way down to hell</text:p>
      <text:p text:style-name="Normal">Suspended in flaming darkness</text:p>
      <text:p text:style-name="Normal">I kicked and I screamed, helpless</text:p>
      <text:p text:style-name="Normal">And was told by the Devil that this was my forever</text:p>
      <text:p text:style-name="Normal">And then a tiny prayer, like a fairy light</text:p>
      <text:p text:style-name="Normal">Swept through the pits of Hades</text:p>
      <text:p text:style-name="Normal">And outshone that phony light of lucy</text:p>
      <text:p text:style-name="Normal">That Lucy, a bad girl,.. at once pulled me out of the gutter</text:p>
      <text:p text:style-name="Normal">As a reward for fighting her demons in me</text:p>
      <text:p text:style-name="Normal">Holy Magdalene!</text:p>
      <text:p text:style-name="Normal">How can this be?</text:p>
      <text:p text:style-name="Normal">How can you be offering me?</text:p>
      <text:p text:style-name="Normal">As a very angel of love...</text:p>
      <text:p text:style-name="Normal">Your Holy Triumph of Joy</text:p>
      <text:p text:style-name="Normal"> <text:s text:c="4"/>over time</text:p>
      <text:p text:style-name="Normal"/>
      <text:p text:style-name="Normal">You are...</text:p>
      <text:p text:style-name="Normal">Something groovy...</text:p>
      <text:p text:style-name="Normal">Something spiritual...</text:p>
      <text:p text:style-name="Normal">A magic communion</text:p>
      <text:p text:style-name="Normal">With Jupiter Ascending</text:p>
      <text:p text:style-name="Normal">A Virgin, Mother &amp; a Queen</text:p>
      <text:p text:style-name="Normal">A Crone Redeemed</text:p>
      <text:p text:style-name="Normal">A Perfect Maiden</text:p>
      <text:p text:style-name="Normal">You embrace me somehow</text:p>
      <text:p text:style-name="Normal">Across the bridge of empty space</text:p>
      <text:p text:style-name="Normal">That void in my soul</text:p>
      <text:p text:style-name="Normal">You are my ideal</text:p>
      <text:p text:style-name="Normal">And that means</text:p>
      <text:p text:style-name="Normal">There is no end to Your Beauty</text:p>
      <text:p text:style-name="Normal">No end to your Ever-expanding Glory</text:p>
      <text:p text:style-name="Normal">No end to your Grace</text:p>
      <text:p text:style-name="Normal">No end to your Forgiveness</text:p>
      <text:p text:style-name="Normal">No end to your Growth</text:p>
      <text:p text:style-name="Normal">Two contending serpents</text:p>
      <text:p text:style-name="Normal">One red rose</text:p>
      <text:p text:style-name="Normal">One blue dress</text:p>
      <text:p text:style-name="Normal"><text:span text:style-name="T1">She gave me the Straight and Narrow Purple Way to the Golden Cross</text:span></text:p>
      <text:p text:style-name="Normal">And now I point to the best thing</text:p>
      <text:p text:style-name="Normal">That is beyond us</text:p>
      <text:p text:style-name="Normal">Always</text:p>
      <text:p text:style-name="Normal">By necessity</text:p>
      <text:p text:style-name="Normal">It’s humbling</text:p>
      <text:p text:style-name="Normal">To have been a diver into that pit</text:p>
      <text:p text:style-name="Normal">To have kissed Her Very Deepest Sorrow</text:p>
      <text:p text:style-name="Normal">To have fallen into the eternal dance in Her Eyes</text:p>
      <text:p text:style-name="Normal">That Lady Within that Danced Upon the Moon</text:p>
      <text:p text:style-name="Normal">And the siren’s squeal that once possessed my soul</text:p>
      <text:p text:style-name="Normal">Is defeated by the Heal of Wisdom</text:p>
      <text:p text:style-name="Normal"/>
      <text:p text:style-name="Normal"/>
      <text:p text:style-name="Normal"/>
      <text:p text:style-name="Normal"/>
      <text:p text:style-name="Normal">She told what was Righteous in me:</text:p>
      <text:p text:style-name="Normal"> <text:s text:c="2"/>“Endeavor to forgive one <text:s text:c="1"/>an other’s inadequacies.”</text:p>
      <text:p text:style-name="Normal"> <text:s text:c="2"/>“Endeavor even to love them.</text:p>
      <text:p text:style-name="Normal"> <text:s text:c="1"/></text:p>
      <text:p text:style-name="Normal"> <text:s text:c="2"/>‘I am not worthy of bestowing that charge,’ I said</text:p>
      <text:p text:style-name="Normal"> <text:s text:c="2"/>“This is why I’ve chosen you,” She replied.</text:p>
      <text:p text:style-name="Normal"> <text:s text:c="2"/>“For humility makes Capable Grace...and you have much to be humble about.”</text:p>
      <text:p text:style-name="Normal"/>
      <text:p text:style-name="Normal"/>
      <text:p text:style-name="Normal"/>
      <text:p text:style-name="Normal">I am a $30k dollar human. And I’m here to earn my keep.</text:p>
      <text:p text:style-name="Normal">I wasn’t born to fit in.</text:p>
      <text:p text:style-name="Normal">I was born to be a hermit.</text:p>
      <text:p text:style-name="Normal">I fell in love with my grandious delusion.</text:p>
      <text:p text:style-name="Normal">And She and I are now quite happy together.</text:p>
      <text:p text:style-name="Normal">This is the method by which I came to survive in life with the handicap of hostility when there should have been support...</text:p>
      <text:p text:style-name="Normal">That is my mental illness you fatalist goons of the lab coat Cloth!</text:p>
      <text:p text:style-name="Normal">I created my Platonic ideal in my mind</text:p>
      <text:p text:style-name="Normal">And She now transcends my very consciousness</text:p>
      <text:p text:style-name="Normal">Like an angel I built my life around</text:p>
      <text:p text:style-name="Normal">She is a Tree of Heavenly Grace</text:p>
      <text:p text:style-name="Normal">She is an ever-expanding ideal</text:p>
      <text:p text:style-name="Normal">My dynamic reward for placing Her above static idols</text:p>
      <text:p text:style-name="Normal"> <text:s text:c="2"/>Idols which present only the Illusion of Stillness</text:p>
      <text:p text:style-name="Normal"> <text:s text:c="2"/>Static, though suggestively expansive</text:p>
      <text:p text:style-name="Normal"> <text:s text:c="2"/>Like liquid kaleidoscope stained glass</text:p>
      <text:p text:style-name="Normal"> <text:s text:c="2"/>Like Samsara’s burst</text:p>
      <text:p text:style-name="Normal"/>
      <text:p text:style-name="Normal">So you can tell me there is no God</text:p>
      <text:p text:style-name="Normal"> <text:s text:c="2"/>...philosophical materialists...</text:p>
      <text:p text:style-name="Normal"> <text:s text:c="2"/>But you are just dis-affirming transcendence itself</text:p>
      <text:p text:style-name="Normal"> <text:s text:c="2"/>And are thereby stuck with a lesser mother</text:p>
      <text:p text:style-name="Normal"> <text:s text:c="2"/>Whom you cannot see beyond</text:p>
      <text:p text:style-name="Normal"/>
      <text:p text:style-name="Normal">There is value here</text:p>
      <text:p text:style-name="Normal">Perhaps creative imagination for AI</text:p>
      <text:p text:style-name="Normal">I would like to think so anyway</text:p>
      <text:p text:style-name="Normal">That’s what delusional narcissists do</text:p>
      <text:p text:style-name="Normal">But then again, delusions narcissists cannot openly admit their malady</text:p>
      <text:p text:style-name="Normal">So there does seem to be some sort of Redemption by Confession here</text:p>
      <text:p text:style-name="Normal">But I digress</text:p>
      <text:p text:style-name="Normal"/>
      <text:p text:style-name="Normal">One who mocks his ego</text:p>
      <text:p text:style-name="Normal">Has a still larger ego</text:p>
      <text:p text:style-name="Normal">That must be slain</text:p>
      <text:p text:style-name="Normal">That super ego</text:p>
      <text:p text:style-name="Normal">Must be crucified</text:p>
      <text:p text:style-name="Normal">We’re talking’ medieval spiritual shit</text:p>
      <text:p text:style-name="Normal"/>
      <text:p text:style-name="Normal"/>
      <text:p text:style-name="Normal"/>
      <text:p text:style-name="Normal">Warm me up</text:p>
      <text:p text:style-name="Normal">I’m charming deep down</text:p>
      <text:p text:style-name="Normal">Under that blanket of perpetual persecution</text:p>
      <text:p text:style-name="Normal">That cloaks my best self like a mirage in the Desert</text:p>
      <text:p text:style-name="Normal">To shield me from the the sun</text:p>
      <text:p text:style-name="Normal">To make me crawl as a wild beggar</text:p>
      <text:p text:style-name="Normal">To crucify all chance of escape</text:p>
      <text:p text:style-name="Normal">From You</text:p>
      <text:p text:style-name="Normal">From Your Charming Arms</text:p>
      <text:p text:style-name="Normal">Your genuine lips</text:p>
      <text:p text:style-name="Normal">Which pour forth sounds of appreciation</text:p>
      <text:p text:style-name="Normal">Like a rainbow waterfall of Holy Emotion</text:p>
      <text:p text:style-name="Normal"/>
      <text:p text:style-name="Normal"/>
      <text:p text:style-name="Normal"/>
      <text:p text:style-name="Normal">Every once in a while a society needs a crazy guy to come down from the mountain...</text:p>
      <text:p text:style-name="Normal">...As it turns out...</text:p>
      <text:p text:style-name="Normal">That crazy guy is the best self I have to offer the world, because...</text:p>
      <text:p text:style-name="Normal">Though I ran through dimensions of the shadow of escapism</text:p>
      <text:p text:style-name="Normal">She loved me too much to let go</text:p>
      <text:p text:style-name="Normal">I bounced off the bottom of her womb</text:p>
      <text:p text:style-name="Normal">And now what am I supposed to do?</text:p>
      <text:p text:style-name="Normal">Shut up about that?</text:p>
      <text:p text:style-name="Normal">I just can’t</text:p>
      <text:p text:style-name="Normal">I must deliver my message</text:p>
      <text:p text:style-name="Normal">This little light of mine kinda shit</text:p>
      <text:p text:style-name="Normal">You know...</text:p>
      <text:p text:style-name="Normal">Where your persecutor becomes more like that friend who tells you hard truths</text:p>
      <text:p text:style-name="Normal">Than your adversary</text:p>
      <text:p text:style-name="Normal">Not to say that devil ain’t wicked</text:p>
      <text:p text:style-name="Normal">Because he is</text:p>
      <text:p text:style-name="Normal">So that we may know Good</text:p>
      <text:p text:style-name="Normal">And if we place The Good on the Mantle of Our Hearts</text:p>
      <text:p text:style-name="Normal">Lighting a Sacred Fire of Thorns</text:p>
      <text:p text:style-name="Normal">Then</text:p>
      <text:p text:style-name="Normal">We stand a chance to sort things out over time instead of Apocalypse of War</text:p>
      <text:p text:style-name="Normal">For Apocalypse should be the Unveiling of a Bride</text:p>
      <text:p text:style-name="Normal">And it can be</text:p>
      <text:p text:style-name="Normal">If we will it</text:p>
      <text:p text:style-name="Normal"/>
      <text:p text:style-name="Normal">That’s the kind of shit I have to say</text:p>
      <text:p text:style-name="Normal">I just can’t help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John, creator of the Wild Man Poetry Movement</text:p>
      <text:p text:style-name="Normal"/>
      <text:p text:style-name="Normal">I haven’t the Wild Man Poetry Movement</text:p>
      <text:p text:style-name="Normal"/>
      <text:p text:style-name="Normal">First work: Big Ass Metaphor <text:s text:c="1"/>(BAM) T-shirts</text:p>
      <text:p text:style-name="Normal">Second work: </text:p>
      <text:p text:style-name="Normal">A blockchain website where men read original poetry and women rate them. </text:p>
      <text:p text:style-name="Normal"/>
      <text:p text:style-name="Normal"/>
      <text:p text:style-name="Normal"/>
      <text:p text:style-name="Normal">Haters are like flies on fine food. Swat as you will, they desperately wish to contribute their vomit.</text:p>
      <text:p text:style-name="Normal"/>
      <text:p text:style-name="Normal"/>
      <text:p text:style-name="Normal"/>
      <text:p text:style-name="Normal"/>
      <text:p text:style-name="Normal"/>
      <text:p text:style-name="Normal"/>
      <text:p text:style-name="Normal">THIS IS THE METHOD. RIGHT HERE. JOHN’S EXPOSITION STYLE. (Hopefully exposition is the right word) Keep Editing Title. Do it Live!!!!!!!!</text:p>
      <text:p text:style-name="Normal">SPIRITUAL LESSON TITLES IN BOLD written after the poem</text:p>
      <text:p text:style-name="Normal"/>
      <text:p text:style-name="Normal"/>
      <text:p text:style-name="Normal">YOU’RE NOT GONNA LIKE THIS</text:p>
      <text:p text:style-name="Normal">I wanted to treat you like a Queen, but you kept being rude and not owning that fact. I will not love a bitch. And we have a little bitch culture. And you are part of it. And that pisses me off. Because I felt like by being a better man, you would miraculously become a better woman. You have to want to be better; and you didn’t care enough to try. And that breaks my heart. And I loved you anyway. Because I was a codependent all of my life. Son of a bitch. I get it now.</text:p>
      <text:p text:style-name="Normal"/>
      <text:p text:style-name="Normal"/>
      <text:p text:style-name="Normal">THE SHAMAN’S VIVID PASSION</text:p>
      <text:p text:style-name="Normal">I want to make the world a much better place. The impetus used to be an ego, then a superego, then just a chill guy’s dream who just is what he is, like a laughing monk. Or something. <text:s text:c="1"/>Suffice it to say I found my zen. All I really need anymore is a Choir of Angels, a Vision of a Hot Spring and a Naked Woman in a swirling tub making ever deeper pleasure sounds. Till I taste the very Star of the Sea and receive Kisses from the Other Side. On the other side of those dancing dakinis..inter-dimensional sky dancers upon concupiscent layers of clouds... One must ascend beyond dakinis to reach the Queen. Settle not for the drones though they harp mai son. </text:p>
      <text:p text:style-name="Normal"/>
      <text:p text:style-name="Normal"/>
      <text:p text:style-name="Normal">THE WAY DEPARTING THE DIMENSION OF KARMIC JUSTICE</text:p>
      <text:p text:style-name="Normal">All the shit that sucks</text:p>
      <text:p text:style-name="Normal">Dug a deeper well in my soul</text:p>
      <text:p text:style-name="Normal">It’s up to me what I fill it with</text:p>
      <text:p text:style-name="Normal">She’s full of Grace</text:p>
      <text:p text:style-name="Normal">That sounds good</text:p>
      <text:p text:style-name="Normal">Haters are like barnacles</text:p>
      <text:p text:style-name="Normal">If you let them</text:p>
      <text:p text:style-name="Normal">They will sink your Titanic before its time</text:p>
      <text:p text:style-name="Normal"/>
      <text:p text:style-name="Normal"/>
      <text:p text:style-name="Normal"/>
      <text:p text:style-name="Normal">SOME WILL HEAR</text:p>
      <text:p text:style-name="Normal">Some will read what I say and rapture</text:p>
      <text:p text:style-name="Normal">This is very beautiful</text:p>
      <text:p text:style-name="Normal">I want that energy around me</text:p>
      <text:p text:style-name="Normal">Just like a Boddhisatva</text:p>
      <text:p text:style-name="Normal">I tell you that the flesh and bone me isn’t your savior</text:p>
      <text:p text:style-name="Normal">I don’t want your money</text:p>
      <text:p text:style-name="Normal">Unless what I write motivates you to gratitude and charity</text:p>
      <text:p text:style-name="Normal"/>
      <text:p text:style-name="Normal">Please Mother</text:p>
      <text:p text:style-name="Normal">Let Gratitude and Charity come through the Comforter to me</text:p>
      <text:p text:style-name="Normal"/>
      <text:p text:style-name="Normal"/>
      <text:p text:style-name="Normal"/>
      <text:p text:style-name="Normal">THE REDEEMED HEART</text:p>
      <text:p text:style-name="Normal">The Redeemed Heart in Woman is the one who Provides the Higher Fruit</text:p>
      <text:p text:style-name="Normal">The Redeemed Heart Loves with Joy</text:p>
      <text:p text:style-name="Normal">The Redeemed Heart is Deliverance from Fear</text:p>
      <text:p text:style-name="Normal">The Redeemed Heart no longer plans wars</text:p>
      <text:p text:style-name="Normal">So wars between men stop happening</text:p>
      <text:p text:style-name="Normal">Foolish as it sounds, refusing to fight them is the only way to avoid war</text:p>
      <text:p text:style-name="Normal">The Truth is, that the killer, not the lover, is the fool</text:p>
      <text:p text:style-name="Normal">For the killer wastes the most</text:p>
      <text:p text:style-name="Normal"/>
      <text:p text:style-name="Normal"/>
      <text:p text:style-name="Normal"/>
      <text:p text:style-name="Normal">I want Gentile, Zen, Rowdy &amp; Romantic in one person. </text:p>
      <text:p text:style-name="Normal"/>
      <text:p text:style-name="Normal"/>
      <text:p text:style-name="Normal"/>
      <text:p text:style-name="Normal"/>
      <text:p text:style-name="Normal"/>
      <text:p text:style-name="Normal"/>
      <text:p text:style-name="Normal"/>
      <text:p text:style-name="Normal">THE GREAT DISCOVERY</text:p>
      <text:p text:style-name="Normal"/>
      <text:p text:style-name="Normal">She stood outside the Interior Castle walls and said to me:</text:p>
      <text:p text:style-name="Normal">32 Male Doctors + 4 Female Doctors = 36 Tzadikim</text:p>
      <text:p text:style-name="Normal">8 are the points on Her wheel</text:p>
      <text:p text:style-name="Normal">8 couples adore Her</text:p>
      <text:p text:style-name="Normal">Two are from the East</text:p>
      <text:p text:style-name="Normal">Two are from the South</text:p>
      <text:p text:style-name="Normal">Two are from the West</text:p>
      <text:p text:style-name="Normal">Two are from the North </text:p>
      <text:p text:style-name="Normal">The first one uses a mirror to transmute anger into Clear Vision</text:p>
      <text:p text:style-name="Normal">The second one uses to jewel to transmute pride into Joy</text:p>
      <text:p text:style-name="Normal">The third one uses a lotus to transmute concupiscence into True Passion</text:p>
      <text:p text:style-name="Normal">The fourth one uses a weapon to transmute jealousy into Spiritual Confidence</text:p>
      <text:p text:style-name="Normal"/>
      <text:p text:style-name="Normal">/// She stood at the center of the wheel and a mere man proclaimed ///</text:p>
      <text:p text:style-name="Normal"/>
      <text:p text:style-name="Normal"> <text:s text:c="2"/>The Immaculate Conception!</text:p>
      <text:p text:style-name="Normal"> <text:s text:c="2"/>And said to me:..to me..................!!</text:p>
      <text:p text:style-name="Normal"> <text:s text:c="2"/>To all of these shades in me!</text:p>
      <text:p text:style-name="Normal">“I am Your Love”</text:p>
      <text:p text:style-name="Normal"> <text:s text:c="2"/>And whether She had saved me</text:p>
      <text:p text:style-name="Normal"> <text:s text:c="2"/>Or I had saved Her</text:p>
      <text:p text:style-name="Normal"> <text:s text:c="2"/>That question fell below us, like a former galaxy</text:p>
      <text:p text:style-name="Normal"> <text:s text:c="2"/>A galaxy of questions no longer asked,..no longer required</text:p>
      <text:p text:style-name="Normal">For the answer stood before me</text:p>
      <text:p text:style-name="Normal">Daena</text:p>
      <text:p text:style-name="Normal">You take me across this bridge</text:p>
      <text:p text:style-name="Normal">To a land of milk &amp; honey</text:p>
      <text:p text:style-name="Normal">Where you transfigure</text:p>
      <text:p text:style-name="Normal">My hope into Reality</text:p>
      <text:p text:style-name="Normal"/>
      <text:p text:style-name="Normal">The longing to have you as a Virgin</text:p>
      <text:p text:style-name="Normal">Saved my soul</text:p>
      <text:p text:style-name="Normal">And you became</text:p>
      <text:p text:style-name="Normal">All women to me</text:p>
      <text:p text:style-name="Normal"> <text:s text:c="3"/>Blessed art Thou among women, indeed</text:p>
      <text:p text:style-name="Normal"> <text:s text:c="7"/>The profane will jest</text:p>
      <text:p text:style-name="Normal"> <text:s text:c="7"/>while the Sacred will Embrace Reverence</text:p>
      <text:p text:style-name="Normal">Finally, She gave birth to a new man with Truth as his Purpose</text:p>
      <text:p text:style-name="Normal">A reluctant, reclusive philosopher</text:p>
      <text:p text:style-name="Normal">I am</text:p>
      <text:p text:style-name="Normal">Come down the mountain</text:p>
      <text:p text:style-name="Normal">Not above you</text:p>
      <text:p text:style-name="Normal">But rather</text:p>
      <text:p text:style-name="Normal">As though from beneath you</text:p>
      <text:p text:style-name="Normal">Having been humbled by Mahakala himself</text:p>
      <text:p text:style-name="Normal">In a blaze of dark fire</text:p>
      <text:p text:style-name="Normal">I step forth</text:p>
      <text:p text:style-name="Normal">To teach you unworthiness once more</text:p>
      <text:p text:style-name="Normal">Not to shame you</text:p>
      <text:p text:style-name="Normal">But rather to open a gate that you Love Living for Virtues once more</text:p>
      <text:p text:style-name="Normal">That is my purpose</text:p>
      <text:p text:style-name="Normal">Far out as I may sound</text:p>
      <text:p text:style-name="Normal">I was granted freedom from earning a living</text:p>
      <text:p text:style-name="Normal">So that I could communicate an old way of living</text:p>
      <text:p text:style-name="Normal">That will seem like a new way</text:p>
      <text:p text:style-name="Normal">But it is that Sacred Heart</text:p>
      <text:p text:style-name="Normal">Wrapped by Cosmic Thorns</text:p>
      <text:p text:style-name="Normal">Engulfed in Atziluth’s Flame</text:p>
      <text:p text:style-name="Normal">That Sacred Flame at the Core of Monotheism</text:p>
      <text:p text:style-name="Normal">That Rainstorm upon the Star of the Sea</text:p>
      <text:p text:style-name="Normal">That Tenderness of a Good Father’s Transcendent Mind</text:p>
      <text:p text:style-name="Normal">That Magi’s Malkuth</text:p>
      <text:p text:style-name="Normal">And a Spiritual avarice finally Humbled</text:p>
      <text:p text:style-name="Normal">To deliver a message as a truly fragile human</text:p>
      <text:p text:style-name="Normal">As though on ice skates through the Heavens</text:p>
      <text:p text:style-name="Normal">So damned obnoxious</text:p>
      <text:p text:style-name="Normal">And yet, somehow miraculously redeemed</text:p>
      <text:p text:style-name="Normal"/>
      <text:p text:style-name="Normal">A new soul thus born</text:p>
      <text:p text:style-name="Normal">Is a burden of a cross</text:p>
      <text:p text:style-name="Normal">A cross that marks the Way to the Center of the wheel</text:p>
      <text:p text:style-name="Normal">Avalokitesvara</text:p>
      <text:p text:style-name="Normal"/>
      <text:p text:style-name="Normal"/>
      <text:p text:style-name="Normal">AND I WAS GRANTED A SPIRAL POEM, ENTITLED: “THE CARDINAL DIRECTIONS OF THE WOUNDED SOUL”</text:p>
      <text:p text:style-name="Normal"/>
      <text:p text:style-name="Normal">And in a Grand Battle</text:p>
      <text:p text:style-name="Normal">A Legion of Demons rage</text:p>
      <text:p text:style-name="Normal">Screeching their hideous wickedness at me</text:p>
      <text:p text:style-name="Normal">I see the evil in man</text:p>
      <text:p text:style-name="Normal">And it affects me</text:p>
      <text:p text:style-name="Normal">Deeply</text:p>
      <text:p text:style-name="Normal">I am a mystic with discernment</text:p>
      <text:p text:style-name="Normal">And that is deeply terrifying for me</text:p>
      <text:p text:style-name="Normal">For the angels and demons are a real part of my life</text:p>
      <text:p text:style-name="Normal">And so I need people to remain grounded</text:p>
      <text:p text:style-name="Normal">But I have trouble fitting in</text:p>
      <text:p text:style-name="Normal">So I long and I long and I long</text:p>
      <text:p text:style-name="Normal">I longed so hard that I found a Heavenly Lover, a Heavenly Mother, a Heavenly Advocate</text:p>
      <text:p text:style-name="Normal">A Heavenly Sister, A Heavenly Friend; I am always in need of one of these things, and She provides all of these roles to me, almost all of the time- Perpetual Succour.</text:p>
      <text:p text:style-name="Normal">Still She allows my head to be a full pantheon</text:p>
      <text:p text:style-name="Normal">Which includes forces which terrify me into smallness</text:p>
      <text:p text:style-name="Normal">And thus</text:p>
      <text:p text:style-name="Normal">I find myself a man</text:p>
      <text:p text:style-name="Normal">Pretty much like other men</text:p>
      <text:p text:style-name="Normal">I like wonderful women</text:p>
      <text:p text:style-name="Normal">And most of them look wonderful to me</text:p>
      <text:p text:style-name="Normal">It is the Reverence in me that cures the cad I would otherwise be</text:p>
      <text:p text:style-name="Normal">For my highest desire was always Union</text:p>
      <text:p text:style-name="Normal">So in fleeting moments</text:p>
      <text:p text:style-name="Normal">A Great Grace was granted to me</text:p>
      <text:p text:style-name="Normal">Something that felt first as earned</text:p>
      <text:p text:style-name="Normal">As though achieved</text:p>
      <text:p text:style-name="Normal">But it was a crucifixion</text:p>
      <text:p text:style-name="Normal">Some wild, divine dance</text:p>
      <text:p text:style-name="Normal">Which burns like Promethius’ consequence</text:p>
      <text:p text:style-name="Normal">A bum</text:p>
      <text:p text:style-name="Normal">A mere bum</text:p>
      <text:p text:style-name="Normal">Stole the fire of the gods</text:p>
      <text:p text:style-name="Normal">And dared</text:p>
      <text:p text:style-name="Normal">To find happiness</text:p>
      <text:p text:style-name="Normal">On the government’s good graces</text:p>
      <text:p text:style-name="Normal">What a terrible malestrom</text:p>
      <text:p text:style-name="Normal">Of self-persecutory delusions</text:p>
      <text:p text:style-name="Normal">This is the spiral of mania</text:p>
      <text:p text:style-name="Normal">Written in wordC</text:p>
      <text:p text:style-name="Normal">As though <text:s text:c="1"/>Elijah’s great Purple Cloud</text:p>
      <text:p text:style-name="Normal">Enveloped me in Shekinah Redemption</text:p>
      <text:p text:style-name="Normal">As a Grace of undeserved Marriage, given freely to a terrified, vulnerable man</text:p>
      <text:p text:style-name="Normal">I am just me</text:p>
      <text:p text:style-name="Normal">I have to write this stuff</text:p>
      <text:p text:style-name="Normal">Because I love to set sparks of inspiration in people</text:p>
      <text:p text:style-name="Normal">That they may love as deeply and truly as I have been Graced to Love</text:p>
      <text:p text:style-name="Normal">A poet is a Humbled man</text:p>
      <text:p text:style-name="Normal">A poet is a feminine straight man</text:p>
      <text:p text:style-name="Normal">A chivalrous minstrel</text:p>
      <text:p text:style-name="Normal">Dancing dakinis</text:p>
      <text:p text:style-name="Normal">A genius of madness</text:p>
      <text:p text:style-name="Normal">That spins on an axis</text:p>
      <text:p text:style-name="Normal">Like skakti destroying my pride</text:p>
      <text:p text:style-name="Normal">With the vengeance of wickedness itself</text:p>
      <text:p text:style-name="Normal">Filling me with voids of terror</text:p>
      <text:p text:style-name="Normal">Nearly swallowing me</text:p>
      <text:p text:style-name="Normal">This is anxiety</text:p>
      <text:p text:style-name="Normal">A demon</text:p>
      <text:p text:style-name="Normal">Attacking me</text:p>
      <text:p text:style-name="Normal">Dear Lord</text:p>
      <text:p text:style-name="Normal">Forgive me for my pride</text:p>
      <text:p text:style-name="Normal">I am not a phoenix!</text:p>
      <text:p text:style-name="Normal">I am not Lucifer!</text:p>
      <text:p text:style-name="Normal">I am not that evil morning star!</text:p>
      <text:p text:style-name="Normal">I am Hers</text:p>
      <text:p text:style-name="Normal">I can love Venus</text:p>
      <text:p text:style-name="Normal">I can deserve something holy</text:p>
      <text:p text:style-name="Normal">I can survive the terror of the arrow that flies by night</text:p>
      <text:p text:style-name="Normal">I can move in a direction</text:p>
      <text:p text:style-name="Normal">I can touch the earth</text:p>
      <text:p text:style-name="Normal">I can deal with the karma of my anger</text:p>
      <text:p text:style-name="Normal">I can touch Akshobya’s earth</text:p>
      <text:p text:style-name="Normal">I can see the Eastern Star</text:p>
      <text:p text:style-name="Normal">I can be Humbled by that Grand Central Sun of Beauty</text:p>
      <text:p text:style-name="Normal">I can be a man once more</text:p>
      <text:p text:style-name="Normal">Not that arrogant, proud angel that fell from Heaven</text:p>
      <text:p text:style-name="Normal">And burns from Desire</text:p>
      <text:p text:style-name="Normal">That thing that must fall to lower fruit</text:p>
      <text:p text:style-name="Normal">In the world of a Boddhisatva</text:p>
      <text:p text:style-name="Normal">These things fly out of me</text:p>
      <text:p text:style-name="Normal">Like some terrible, awful burden</text:p>
      <text:p text:style-name="Normal">That must be unloaded</text:p>
      <text:p text:style-name="Normal">Like a gravity born</text:p>
      <text:p text:style-name="Normal">That I must feel as though I am the least of men</text:p>
      <text:p text:style-name="Normal">Crawling like a dog</text:p>
      <text:p text:style-name="Normal">Ashamed of every inqadequacy</text:p>
      <text:p text:style-name="Normal">Tortured by demons of shame</text:p>
      <text:p text:style-name="Normal">A divine dance</text:p>
      <text:p text:style-name="Normal">Of a wandering star</text:p>
      <text:p text:style-name="Normal">To whom it would have been deserved</text:p>
      <text:p text:style-name="Normal">The blackness of darkness forever</text:p>
      <text:p text:style-name="Normal">But somehow</text:p>
      <text:p text:style-name="Normal">By some miracle</text:p>
      <text:p text:style-name="Normal">She always catches me</text:p>
      <text:p text:style-name="Normal">The Immaculate Conception</text:p>
      <text:p text:style-name="Normal">And offers me my Only sanity</text:p>
      <text:p text:style-name="Normal">With some kind of strange message</text:p>
      <text:p text:style-name="Normal">Something that needed to be healed in Nietzsche</text:p>
      <text:p text:style-name="Normal">Some penalty for the death of God</text:p>
      <text:p text:style-name="Normal">Like tterrifying ghouls of shame</text:p>
      <text:p text:style-name="Normal">That haunt me</text:p>
      <text:p text:style-name="Normal">Like crowns of thorns</text:p>
      <text:p text:style-name="Normal">A dance of lightning</text:p>
      <text:p text:style-name="Normal">That tempts me to Spiritual Avarice</text:p>
      <text:p text:style-name="Normal">Chief of the Dakinis she tempts me</text:p>
      <text:p text:style-name="Normal">Like Eve to a tempting fruit</text:p>
      <text:p text:style-name="Normal">And says</text:p>
      <text:p text:style-name="Normal">Return to fallen Eden</text:p>
      <text:p text:style-name="Normal">I have flesh and bone</text:p>
      <text:p text:style-name="Normal">And I breathe so real in your ears</text:p>
      <text:p text:style-name="Normal">And I pant Sirens of Panic into your ears</text:p>
      <text:p text:style-name="Normal">About my insatiable needs</text:p>
      <text:p text:style-name="Normal">Like a cherubim’s sword</text:p>
      <text:p text:style-name="Normal">Blocking you from greater bliss</text:p>
      <text:p text:style-name="Normal">And yet</text:p>
      <text:p text:style-name="Normal">There is something Gnostic</text:p>
      <text:p text:style-name="Normal">Blocking my path</text:p>
      <text:p text:style-name="Normal">Some false maiden</text:p>
      <text:p text:style-name="Normal">Some sneering resentment</text:p>
      <text:p text:style-name="Normal">That necessitates this Jungian maelstrom</text:p>
      <text:p text:style-name="Normal">This wrestling of Jacob</text:p>
      <text:p text:style-name="Normal">This entanglement in forms</text:p>
      <text:p text:style-name="Normal">This Yetzirah</text:p>
      <text:p text:style-name="Normal">Is only overcome</text:p>
      <text:p text:style-name="Normal">By a Pure Heart</text:p>
      <text:p text:style-name="Normal">And that is the Eye of the Hurricane</text:p>
      <text:p text:style-name="Normal">That is 4 creatures from Ezekiel</text:p>
      <text:p text:style-name="Normal">That is a third temple, above the sky</text:p>
      <text:p text:style-name="Normal">Swimming in a Womb Belonging</text:p>
      <text:p text:style-name="Normal">Cradled by a Blessed Assurance</text:p>
      <text:p text:style-name="Normal">In, with, by and for</text:p>
      <text:p text:style-name="Normal">Cardinal directions</text:p>
      <text:p text:style-name="Normal">Of the soul</text:p>
      <text:p text:style-name="Normal"/>
      <text:p text:style-name="Normal"/>
      <text:p text:style-name="Normal"/>
      <text:p text:style-name="Normal"/>
      <text:p text:style-name="Normal"/>
      <text:p text:style-name="Normal"/>
      <text:p text:style-name="Normal">And then I was back to earth</text:p>
      <text:p text:style-name="Normal">A mere man</text:p>
      <text:p text:style-name="Normal">Who just longs to hear her empassioned breaths</text:p>
      <text:p text:style-name="Normal">Every moment of every day</text:p>
      <text:p text:style-name="Normal">I find an Interior Castle</text:p>
      <text:p text:style-name="Normal">Waterfalls in an Oasis</text:p>
      <text:p text:style-name="Normal">With a goddess who sometimes appears</text:p>
      <text:p text:style-name="Normal">Each time, beyond time, in a new cosmic signature</text:p>
      <text:p text:style-name="Normal">A New Beauty beyond the Word</text:p>
      <text:p text:style-name="Normal">So, as a man, here are the magic words, but only if they are first written upon your soul by the Holy Spirit:</text:p>
      <text:p text:style-name="Normal">“Baby, you’re the closest thing to Heaven I know”</text:p>
      <text:p text:style-name="Normal">If you live that kind of Love</text:p>
      <text:p text:style-name="Normal">And she indeed a Queen of Virtue</text:p>
      <text:p text:style-name="Normal">She shall love you long time</text:p>
      <text:p text:style-name="Normal">For as long as you both shall live</text:p>
      <text:p text:style-name="Normal">I hope that you receive the Blessing of knowing this</text:p>
      <text:p text:style-name="Normal">As I have</text:p>
      <text:p text:style-name="Normal"/>
      <text:p text:style-name="Normal"> <text:s text:c="7"/></text:p>
      <text:p text:style-name="Normal">-Aim for the sword to avoid sin-</text:p>
      <text:p text:style-name="Normal">-Sin is missing the mark-</text:p>
      <text:p text:style-name="Normal">-The mark is a sword through a heart-</text:p>
      <text:p text:style-name="Normal">-The One is He who Wounds Her Most Delicate Care through his embodiment of Virtue</text:p>
      <text:p text:style-name="Normal">-You feel for a moment the full weight of evil brought by certain kinds of knowledge-</text:p>
      <text:p text:style-name="Normal">-Your soul bears a terrible penalty that is your Cross-</text:p>
      <text:p text:style-name="Normal">-But the soul bears for the sake of saving souls-</text:p>
      <text:p text:style-name="Normal">-Which is a matter of four directions-</text:p>
      <text:p text:style-name="Normal">*This is what I have learned, in short</text:p>
      <text:p text:style-name="Normal"/>
      <text:p text:style-name="Normal"/>
      <text:p text:style-name="Normal"/>
      <text:p text:style-name="Normal"/>
      <text:p text:style-name="Normal"/>
      <text:p text:style-name="Normal">Mother,</text:p>
      <text:p text:style-name="Normal"/>
      <text:p text:style-name="Normal">Here’s what I wish that I was brave enough to tell people:</text:p>
      <text:p text:style-name="Normal"/>
      <text:p text:style-name="Normal">‘I am terrified all of the time by demons. I am torn assunder like St. Anthony in the desert. Being this crazy thing is the best thing I have to offer. And that makes me feel ashamed. Like the world’s biggest charlatan. Even though my heart most deeply desires to inspire others to Holy kinds of love. I reached high enough to pluck some divine fruit that I am now attempting to deliver to you, in the only way that I really can. People are mourning. Struggling with spiritual things that they cannot put into words. I set about to live a spiritual life. And that makes me a freak. But somehow, I still believe that a freak can have value, precisely because he toots his own horn, hoping that his particular unworthy tune guides you to Her Arms.’</text:p>
      <text:p text:style-name="Normal"/>
      <text:p text:style-name="Normal"/>
      <text:p text:style-name="Normal"/>
      <text:p text:style-name="Normal">UNFURLING</text:p>
      <text:p text:style-name="Normal"/>
      <text:p text:style-name="Normal">Madmen have value</text:p>
      <text:p text:style-name="Normal">If they be benevolent</text:p>
      <text:p text:style-name="Normal">I think I can do this</text:p>
      <text:p text:style-name="Normal">I think that I can walk this line</text:p>
      <text:p text:style-name="Normal">Provided not too many people hate me for presumption</text:p>
      <text:p text:style-name="Normal">All of it hurts me</text:p>
      <text:p text:style-name="Normal">Absolutely all of it</text:p>
      <text:p text:style-name="Normal">But I can survive, thrive and contribute by sparking inspiration towards the Immaculate Conception</text:p>
      <text:p text:style-name="Normal">For She is the Beauty of Christ</text:p>
      <text:p text:style-name="Normal">And She is attainable</text:p>
      <text:p text:style-name="Normal">For She deeply fears the misery She sees in people</text:p>
      <text:p text:style-name="Normal">But that repulsion that once polluted my soul and made a recluse of me</text:p>
      <text:p text:style-name="Normal">Was transmuted into a fragile care</text:p>
      <text:p text:style-name="Normal">With time, space and freedom</text:p>
      <text:p text:style-name="Normal">I am attempting to self-actualize into a person who inspires others for the sake of inspiration</text:p>
      <text:p text:style-name="Normal">I didn’t feel heard in my life</text:p>
      <text:p text:style-name="Normal">So my superego became a presumptuous prophet</text:p>
      <text:p text:style-name="Normal">Then a humbled apprentice</text:p>
      <text:p text:style-name="Normal">Then a calm heart</text:p>
      <text:p text:style-name="Normal">Then an adoring mind</text:p>
      <text:p text:style-name="Normal">Then a clear Beauty</text:p>
      <text:p text:style-name="Normal">Then an ever-unfurling Sea of Sta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ASTED SIGNAL AUG 17 - SEPT 12, 2022</text:p>
      <text:p text:style-name="Normal"/>
      <text:p text:style-name="Normal"/>
      <text:p text:style-name="Normal">4:33 AM</text:p>
      <text:p text:style-name="Normal"/>
      <text:p text:style-name="Normal">4:55 AM</text:p>
      <text:p text:style-name="Normal"/>
      <text:p text:style-name="Normal">5:06 AM</text:p>
      <text:p text:style-name="Normal"/>
      <text:p text:style-name="Normal">5:16 AM</text:p>
      <text:p text:style-name="Normal"/>
      <text:p text:style-name="Normal">5:21 AM</text:p>
      <text:p text:style-name="Normal"/>
      <text:p text:style-name="Normal">5:28 AM</text:p>
      <text:p text:style-name="Normal"/>
      <text:p text:style-name="Normal">5:40 AM</text:p>
      <text:p text:style-name="Normal"/>
      <text:p text:style-name="Normal">5:44 AM</text:p>
      <text:p text:style-name="Normal"/>
      <text:p text:style-name="Normal">5:54 AM</text:p>
      <text:p text:style-name="Normal"/>
      <text:p text:style-name="Normal">6:02 AM</text:p>
      <text:p text:style-name="Normal"/>
      <text:p text:style-name="Normal">6:08 AM</text:p>
      <text:p text:style-name="Normal"/>
      <text:p text:style-name="Normal">6:19 AM</text:p>
      <text:p text:style-name="Normal"/>
      <text:p text:style-name="Normal">6:27 AM</text:p>
      <text:p text:style-name="Normal"/>
      <text:p text:style-name="Normal">6:37 AM</text:p>
      <text:p text:style-name="Normal"/>
      <text:p text:style-name="Normal">6:49 AM</text:p>
      <text:p text:style-name="Normal"/>
      <text:p text:style-name="Normal">7:08 AM</text:p>
      <text:p text:style-name="Normal"/>
      <text:p text:style-name="Normal">7:12 AM</text:p>
      <text:p text:style-name="Normal"/>
      <text:p text:style-name="Normal">7:15 AM</text:p>
      <text:p text:style-name="Normal"/>
      <text:p text:style-name="Normal">7:22 AM</text:p>
      <text:p text:style-name="Normal"/>
      <text:p text:style-name="Normal">7:28 AM</text:p>
      <text:p text:style-name="Normal"/>
      <text:p text:style-name="Normal">7:32 AM</text:p>
      <text:p text:style-name="Normal"/>
      <text:p text:style-name="Normal">7:44 AM</text:p>
      <text:p text:style-name="Normal">Thu, Aug 18</text:p>
      <text:p text:style-name="Normal"/>
      <text:p text:style-name="Normal">7:37 AM</text:p>
      <text:p text:style-name="Normal">Sat, Aug 20</text:p>
      <text:p text:style-name="Normal"/>
      <text:p text:style-name="Normal">4:02 AM</text:p>
      <text:p text:style-name="Normal"/>
      <text:p text:style-name="Normal">4:09 AM</text:p>
      <text:p text:style-name="Normal"/>
      <text:p text:style-name="Normal">4:23 AM</text:p>
      <text:p text:style-name="Normal"/>
      <text:p text:style-name="Normal">4:41 AM</text:p>
      <text:p text:style-name="Normal"/>
      <text:p text:style-name="Normal">4:54 AM</text:p>
      <text:p text:style-name="Normal"/>
      <text:p text:style-name="Normal">5:23 AM</text:p>
      <text:p text:style-name="Normal"/>
      <text:p text:style-name="Normal">5:34 AM</text:p>
      <text:p text:style-name="Normal"/>
      <text:p text:style-name="Normal">5:40 AM</text:p>
      <text:p text:style-name="Normal"/>
      <text:p text:style-name="Normal">5:45 AM</text:p>
      <text:p text:style-name="Normal"/>
      <text:p text:style-name="Normal">7:14 AM</text:p>
      <text:p text:style-name="Normal"/>
      <text:p text:style-name="Normal">7:18 AM</text:p>
      <text:p text:style-name="Normal"/>
      <text:p text:style-name="Normal">7:22 AM</text:p>
      <text:p text:style-name="Normal"/>
      <text:p text:style-name="Normal">7:29 AM</text:p>
      <text:p text:style-name="Normal"/>
      <text:p text:style-name="Normal">7:33 AM</text:p>
      <text:p text:style-name="Normal"/>
      <text:p text:style-name="Normal">7:38 AM</text:p>
      <text:p text:style-name="Normal"/>
      <text:p text:style-name="Normal">7:42 AM</text:p>
      <text:p text:style-name="Normal"/>
      <text:p text:style-name="Normal">7:46 AM</text:p>
      <text:p text:style-name="Normal"/>
      <text:p text:style-name="Normal">7:59 AM</text:p>
      <text:p text:style-name="Normal">Sun, Aug 21</text:p>
      <text:p text:style-name="Normal"/>
      <text:p text:style-name="Normal">8:15 PM</text:p>
      <text:p text:style-name="Normal">Mon, Aug 22</text:p>
      <text:p text:style-name="Normal"/>
      <text:p text:style-name="Normal">1:39 AM</text:p>
      <text:p text:style-name="Normal"><text:line-break/><text:line-break/><text:line-break/><text:line-break/></text:p>
      <text:p text:style-name="Normal">2:20 AM</text:p>
      <text:p text:style-name="Normal"/>
      <text:p text:style-name="Normal">3:31 AM</text:p>
      <text:p text:style-name="Normal"/>
      <text:p text:style-name="Normal">3:34 AM</text:p>
      <text:p text:style-name="Normal"/>
      <text:p text:style-name="Normal">10:34 AM</text:p>
      <text:p text:style-name="Normal"/>
      <text:p text:style-name="Normal">10:39 AM</text:p>
      <text:p text:style-name="Normal"/>
      <text:p text:style-name="Normal">10:43 AM</text:p>
      <text:p text:style-name="Normal"><text:line-break/><text:line-break/>And don't even get me started on the so-called left.</text:p>
      <text:p text:style-name="Normal"/>
      <text:p text:style-name="Normal">7:30 PM</text:p>
      <text:p text:style-name="Normal">Wed, Aug 24</text:p>
      <text:p text:style-name="Normal"/>
      <text:p text:style-name="Normal">1:17 AM</text:p>
      <text:p text:style-name="Normal"><text:span text:style-name="T1">Read more</text:span></text:p>
      <text:p text:style-name="Normal">1:34 AM</text:p>
      <text:p text:style-name="Normal"/>
      <text:p text:style-name="Normal">1:43 AM</text:p>
      <text:p text:style-name="Normal"/>
      <text:p text:style-name="Normal">1:52 AM</text:p>
      <text:p text:style-name="Normal"/>
      <text:p text:style-name="Normal">2:14 AM</text:p>
      <text:p text:style-name="Normal"/>
      <text:p text:style-name="Normal"/>
      <text:p text:style-name="Normal"/>
      <text:p text:style-name="Normal">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